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fim Notes</text:h>
      <text:p text:style-name="Standard"/>
      <text:h text:style-name="Heading_20_2" text:outline-level="2">To Do List</text:h>
      <text:list xml:id="list980123785237381695" text:style-name="L1">
        <text:list-item>
          <text:p text:style-name="P4">Add accelometer</text:p>
        </text:list-item>
        <text:list-item>
          <text:p text:style-name="P4">Setup encoder as TF in ROS</text:p>
        </text:list-item>
        <text:list-item>
          <text:p text:style-name="P4">Setup wifi on RasberryPi</text:p>
        </text:list-item>
        <text:list-item>
          <text:p text:style-name="P4">Find RasberryPi ROS Hydro image</text:p>
        </text:list-item>
        <text:list-item>
          <text:p text:style-name="P4">Get RasberryPi ROS and Laptop ROS to talk</text:p>
        </text:list-item>
        <text:list-item>
          <text:p text:style-name="P4">Setup com between RasberryPi and Arduino Mega with SPI</text:p>
        </text:list-item>
      </text:list>
      <text:p text:style-name="Standard"/>
      <text:h text:style-name="Heading_20_2" text:outline-level="2">Notes</text:h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P1">Target Id List</text:p>
      <text:p text:style-name="Standard"/>
      <text:p text:style-name="P1">1-9 – Communications</text:p>
      <text:p text:style-name="Standard">1 COM_REGISTRATION</text:p>
      <text:p text:style-name="Standard">2 – Diagnostics</text:p>
      <text:p text:style-name="Standard"/>
      <text:p text:style-name="P1">10-19 – Servos</text:p>
      <text:p text:style-name="Standard">10 TARGET_SERVO_PAN</text:p>
      <text:p text:style-name="Standard">11 TARGET_SERVO_TILT</text:p>
      <text:p text:style-name="Standard"/>
      <text:p text:style-name="P1">20-29 – Motors</text:p>
      <text:p text:style-name="P2">20 TARGET_MOTOR_LEFT</text:p>
      <text:p text:style-name="P2">21 TARGET_MOTOR_RIGHT</text:p>
      <text:p text:style-name="Standard"/>
      <text:p text:style-name="P1">30-49 – LED Display</text:p>
      <text:p text:style-name="Standard"/>
      <text:p text:style-name="P1">50-70 – Sensor Data</text:p>
      <text:p text:style-name="P2">50 TARGET_PING_CENTER</text:p>
      <text:p text:style-name="P2">51 TARGET_PING_LEFT</text:p>
      <text:p text:style-name="P2">52 TARGET_PING_RIGHT</text:p>
      <text:p text:style-name="P2">53 TARGET_PING_BACK</text:p>
      <text:p text:style-name="P2"/>
      <text:p text:style-name="P1">90-99 Misc</text:p>
      <text:p text:style-name="P2">90 TARGET_LASER_HEAD</text:p>
      <text:p text:style-name="Standard"/>
      <text:p text:style-name="P1">Registration Example:</text:p>
      <text:p text:style-name="Standard">Diagnostic Registration</text:p>
      <text:p text:style-name="Standard">Send data 1,2,1,0</text:p>
      <text:p text:style-name="Standard"><text:soft-page-break/></text:p>
      <text:p text:style-name="Standard">TARGET = 1</text:p>
      <text:p text:style-name="Standard">COMMAND = 2 (Target to register/unregister)</text:p>
      <text:p text:style-name="Standard">VALUE = 1 (1 = register, 2 = unregister)</text:p>
      <text:p text:style-name="Standard">TIME = 0</text:p>
      <text:p text:style-name="Standard"/>
      <text:p text:style-name="Standard">Should recieve 1,2,1,0 back</text:p>
      <text:p text:style-name="Standard"/>
      <text:h text:style-name="Heading_20_1" text:outline-level="1">Color Codes (Wires)</text:h>
      <text:p text:style-name="Standard"/>
      <text:p text:style-name="Standard">Red – 5V</text:p>
      <text:p text:style-name="Standard">Yellow – 3.3V</text:p>
      <text:p text:style-name="Standard">Black – GND</text:p>
      <text:p text:style-name="Standard">Blue – Serial Rx (Slave) Tx (Master)</text:p>
      <text:p text:style-name="Standard">Green – Serial Tx (Slave) Rx (Master)</text:p>
      <text:p text:style-name="Standard">Orange – Clock</text:p>
      <text:p text:style-name="Standard">White – Reset</text:p>
      <text:p text:style-name="Standard">Brown – MISO</text:p>
      <text:p text:style-name="Standard">Purple - MOSI</text:p>
      <text:p text:style-name="P3">Arduino Libraries</text:p>
      <text:p text:style-name="Standard"/>
      <text:list xml:id="list7664425253694686847" text:style-name="L2">
        <text:list-item>
          <text:p text:style-name="P5">Arduino Easy Transfer - <text:a xlink:type="simple" xlink:href="https://github.com/madsci1016/Arduino-EasyTransfer" text:style-name="Internet_20_link" text:visited-style-name="Visited_20_Internet_20_Link">https://github.com/madsci1016/Arduino-EasyTransfer</text:a></text:p>
        </text:list-item>
        <text:list-item>
          <text:p text:style-name="P5">ADK 2011 - <text:a xlink:type="simple" xlink:href="http://developer.android.com/tools/adk/adk.html" text:style-name="Internet_20_link" text:visited-style-name="Visited_20_Internet_20_Link">http://developer.android.com/tools/adk/adk.html</text:a></text:p>
        </text:list-item>
        <text:list-item>
          <text:p text:style-name="P5">NeoPixel - <text:a xlink:type="simple" xlink:href="https://github.com/adafruit/Adafruit_NeoPixel" text:style-name="Internet_20_link" text:visited-style-name="Visited_20_Internet_20_Link">https://github.com/adafruit/Adafruit_NeoPixel</text:a></text:p>
        </text:list-item>
        <text:list-item>
          <text:p text:style-name="P5">Sabertooth - <text:a xlink:type="simple" xlink:href="https://www.dimensionengineering.com/info/arduino" text:style-name="Internet_20_link" text:visited-style-name="Visited_20_Internet_20_Link">https://www.dimensionengineering.com/info/arduino</text:a></text:p>
        </text:list-item>
        <text:list-item>
          <text:p text:style-name="P5"/>
        </text:list-item>
      </text:list>
      <text:p text:style-name="Standard"/>
      <text:p text:style-name="Heading">Links</text:p>
      <text:p text:style-name="Text_20_body">NeoPixel<text:line-break/><text:a xlink:type="simple" xlink:href="http://learn.adafruit.com/adafruit-neopixel-uberguide/overview" text:style-name="Internet_20_link" text:visited-style-name="Visited_20_Internet_20_Link">http://learn.adafruit.com/adafruit-neopixel-uberguide/overview</text:a></text:p>
      <text:p text:style-name="Standard">SR05 Range Sensor</text:p>
      <text:p text:style-name="Standard"><text:a xlink:type="simple" xlink:href="http://playground.arduino.cc/Code/NewPing" text:style-name="Internet_20_link" text:visited-style-name="Visited_20_Internet_20_Link">http://playground.arduino.cc/Code/NewPing</text:a><text:line-break/></text:p>
      <text:p text:style-name="Standard">Sabertooth 2x5 Motor Driver</text:p>
      <text:p text:style-name="Standard"><text:a xlink:type="simple" xlink:href="https://www.dimensionengineering.com/info/arduino" text:style-name="Internet_20_link" text:visited-style-name="Visited_20_Internet_20_Link">https://www.dimensionengineering.com/info/arduino</text:a></text:p>
      <text:p text:style-name="Standard"/>
      <text:p text:style-name="Standard">Easy Transfer<text:line-break/><text:a xlink:type="simple" xlink:href="http://www.billporter.info/2011/05/30/easytransfer-arduino-library/" text:style-name="Internet_20_link" text:visited-style-name="Visited_20_Internet_20_Link">http://www.billporter.info/2011/05/30/easytransfer-arduino-library/</text:a></text:p>
      <text:p text:style-name="Standard"/>
      <text:p text:style-name="Standard">Infrared Thermometer</text:p>
      <text:p text:style-name="Standard"><text:a xlink:type="simple" xlink:href="http://bildr.org/2011/02/mlx90614-arduino/" text:style-name="Internet_20_link" text:visited-style-name="Visited_20_Internet_20_Link">http://bildr.org/2011/02/mlx90614-arduino/</text:a></text:p>
      <text:p text:style-name="Standard"/>
      <text:p text:style-name="Standard">NewPing single pin</text:p>
      <text:p text:style-name="Standard"><text:a xlink:type="simple" xlink:href="https://code.google.com/p/arduino-new-ping/wiki/NewPing_Single_Pin_Sketch" text:style-name="Internet_20_link" text:visited-style-name="Visited_20_Internet_20_Link">https://code.google.com/p/arduino-new-ping/wiki/NewPing_Single_Pin_Sketch</text:a></text:p>
      <text:p text:style-name="Standard"/>
      <text:p text:style-name="Standard"/>
      <text:list xml:id="list42701564" text:continue-numbering="true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8H12M57S</meta:editing-duration>
    <meta:editing-cycles>18</meta:editing-cycles>
    <meta:generator>OpenOffice/4.1.0$Win32 OpenOffice.org_project/410m18$Build-9764</meta:generator>
    <dc:date>2015-07-03T22:54:24.59</dc:date>
    <dc:creator>Joshua Frank</dc:creator>
    <meta:document-statistic meta:table-count="0" meta:image-count="0" meta:object-count="0" meta:page-count="2" meta:paragraph-count="66" meta:word-count="225" meta:character-count="1740"/>
    <meta:user-defined meta:name="Info 1"/>
    <meta:user-defined meta:name="Info 2"/>
    <meta:user-defined meta:name="Info 3"/>
    <meta:user-defined meta:name="Info 4"/>
  </office:meta>
</office:document-meta>
</file>